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304cm" svg:height="1.446cm" draw:transform="skewX (0.243473430653163) rotate (1.17652644876916) translate (5.6495801914893cm 1.57998170961955cm)" svg:viewBox="0 0 2305 1447" svg:d="m0 11646c1100-1 2305 1447 2305 1447l-24-6">
          <text:p/>
        </draw:path>
        <draw:line draw:style-name="gr2" draw:text-style-name="P1" draw:layer="layout" svg:x1="5.039cm" svg:y1="2.752cm" svg:x2="5.734cm" svg:y2="1.412cm">
          <text:p/>
        </draw:line>
        <draw:line draw:style-name="gr3" draw:text-style-name="P1" draw:layer="layout" svg:x1="4.873cm" svg:y1="3.084cm" svg:x2="4.873cm" svg:y2="0.259cm">
          <text:p/>
        </draw:line>
        <draw:line draw:style-name="gr3" draw:text-style-name="P1" draw:layer="layout" svg:x1="4.868cm" svg:y1="3.082cm" svg:x2="8.124cm" svg:y2="3.082cm">
          <text:p/>
        </draw:line>
        <draw:frame draw:style-name="gr4" draw:layer="layout" svg:width="1.262cm" svg:height="0.529cm" svg:x="7.335cm" svg:y="3.09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5" draw:text-style-name="P1" draw:layer="layout" svg:width="0.136cm" svg:height="0.275cm" draw:transform="rotate (-1.04719755119759) translate (5.041cm 2.743cm)" svg:viewBox="0 0 137 276" svg:d="m0-5988c22 37 157 239 135 276">
          <text:p/>
        </draw:path>
        <draw:path draw:style-name="gr1" draw:text-style-name="P1" draw:layer="layout" svg:width="2.304cm" svg:height="1.446cm" draw:transform="skewX (0.243473430653163) rotate (1.17652644876916) translate (1.5065801914893cm 1.58298170961955cm)" svg:viewBox="0 0 2305 1447" svg:d="m0 3998c1100-1 2305 1447 2305 1447l-24-6">
          <text:p/>
        </draw:path>
        <draw:line draw:style-name="gr2" draw:text-style-name="P1" draw:layer="layout" svg:x1="0.896cm" svg:y1="2.755cm" svg:x2="1.591cm" svg:y2="1.415cm">
          <text:p/>
        </draw:line>
        <draw:line draw:style-name="gr3" draw:text-style-name="P1" draw:layer="layout" svg:x1="0.73cm" svg:y1="3.087cm" svg:x2="0.73cm" svg:y2="0.262cm">
          <text:p/>
        </draw:line>
        <draw:line draw:style-name="gr3" draw:text-style-name="P1" draw:layer="layout" svg:x1="0.725cm" svg:y1="3.085cm" svg:x2="3.981cm" svg:y2="3.085cm">
          <text:p/>
        </draw:line>
        <draw:frame draw:style-name="gr4" draw:layer="layout" svg:width="0.57cm" svg:height="0.529cm" svg:x="3.401cm" svg:y="3.0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5" draw:text-style-name="P1" draw:layer="layout" svg:width="0.136cm" svg:height="0.275cm" draw:transform="rotate (-1.04719755119759) translate (0.898cm 2.746cm)" svg:viewBox="0 0 137 276" svg:d="m0 1191c22 37 157 239 135 276">
          <text:p/>
        </draw:path>
        <draw:frame draw:style-name="gr6" draw:text-style-name="P2" draw:id="id2" draw:layer="layout" svg:width="3.258cm" svg:height="0.911cm" svg:x="5.764cm" svg:y="1.555cm">
          <draw:text-box>
            <text:p><text:span text:style-name="T1">بقایا مقناطیسی بہاؤ</text:span></text:p>
          </draw:text-box>
          <draw:glue-point draw:id="4" svg:x="-2.562cm" svg:y="3.04cm"/>
        </draw:frame>
        <draw:frame draw:style-name="gr4" draw:layer="layout" svg:width="0.696cm" svg:height="0.529cm" svg:x="4.178cm" svg:y="0.27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396cm" svg:height="0.466cm" svg:x="0.185cm" svg:y="0.2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2" draw:layer="layout" svg:width="1.078cm" svg:height="0.911cm" svg:x="5.346cm" svg:y="0.056cm">
          <draw:text-box>
            <text:p><text:span text:style-name="T1">الف</text:span></text:p>
          </draw:text-box>
        </draw:frame>
        <draw:frame draw:style-name="gr6" draw:text-style-name="P2" draw:layer="layout" svg:width="0.714cm" svg:height="0.911cm" svg:x="1.204cm" svg:y="0.087cm">
          <draw:text-box>
            <text:p><text:span text:style-name="T1">با</text:span></text:p>
          </draw:text-box>
        </draw:frame>
        <draw:line draw:style-name="gr7" draw:text-style-name="P1" draw:layer="layout" svg:x1="4.989cm" svg:y1="2.993cm" svg:x2="5.729cm" svg:y2="2.993cm">
          <text:p/>
        </draw:line>
        <draw:line draw:style-name="gr8" draw:text-style-name="P1" draw:id="id1" draw:layer="layout" svg:x1="5.412cm" svg:y1="2.717cm" svg:x2="5.412cm" svg:y2="2.994cm">
          <text:p/>
        </draw:line>
        <draw:line draw:style-name="gr8" draw:text-style-name="P1" draw:layer="layout" svg:x1="5.412cm" svg:y1="3.352cm" svg:x2="5.412cm" svg:y2="3.075cm">
          <text:p/>
        </draw:line>
        <draw:connector draw:style-name="gr3" draw:text-style-name="P1" draw:layer="layout" draw:type="curve" draw:line-skew="1.092cm -1.093cm" svg:x1="5.412cm" svg:y1="2.717cm" svg:x2="6.559cm" svg:y2="2.286cm" draw:start-shape="id1" draw:start-glue-point="0" draw:end-shape="id2" draw:end-glue-point="4" svg:d="m5412 2717c810 0 675-158 759-222s388-35 388-2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N</math:mi>
        <math:mi>m</math:mi>
      </math:msub>
      <math:msub>
        <math:mi>I</math:mi>
        <math:mi>m</math:mi>
      </math:msub>
    </math:mrow>
    <math:annotation math:encoding="StarMath 5.0">N_m I_m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I</math:mi>
      <math:mi>f</math:mi>
    </math:msub>
    <math:annotation math:encoding="StarMath 5.0">I_f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o math:stretchy="false">φ</math:mo>
      <math:mi>m</math:mi>
    </math:msub>
    <math:annotation math:encoding="StarMath 5.0">%phi_m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